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dd43" officeooo:paragraph-rsid="000bdd43"/>
    </style:style>
    <style:style style:name="P2" style:family="paragraph" style:parent-style-name="Standard">
      <style:paragraph-properties fo:text-align="center" style:justify-single-word="false"/>
      <style:text-properties officeooo:rsid="000bdd43" officeooo:paragraph-rsid="000bdd43"/>
    </style:style>
    <style:style style:name="P3" style:family="paragraph" style:parent-style-name="Standard">
      <style:text-properties officeooo:rsid="000bdd43" officeooo:paragraph-rsid="0010ff27"/>
    </style:style>
    <style:style style:name="P4" style:family="paragraph" style:parent-style-name="Standard">
      <style:text-properties officeooo:rsid="000d47d3" officeooo:paragraph-rsid="000d47d3"/>
    </style:style>
    <style:style style:name="P5" style:family="paragraph" style:parent-style-name="Standard">
      <style:text-properties officeooo:rsid="000d8b51" officeooo:paragraph-rsid="000d47d3"/>
    </style:style>
    <style:style style:name="P6" style:family="paragraph" style:parent-style-name="Standard">
      <style:text-properties officeooo:rsid="000d8b51" officeooo:paragraph-rsid="000d8b51"/>
    </style:style>
    <style:style style:name="P7" style:family="paragraph" style:parent-style-name="Standard">
      <style:text-properties officeooo:rsid="000f40f7" officeooo:paragraph-rsid="000f40f7"/>
    </style:style>
    <style:style style:name="P8" style:family="paragraph" style:parent-style-name="Standard">
      <style:text-properties officeooo:rsid="000f40f7" officeooo:paragraph-rsid="00146b6b"/>
    </style:style>
    <style:style style:name="P9" style:family="paragraph" style:parent-style-name="Standard">
      <style:text-properties fo:font-style="italic" officeooo:rsid="000f40f7" officeooo:paragraph-rsid="000f40f7" style:font-style-asian="italic" style:font-style-complex="italic"/>
    </style:style>
    <style:style style:name="P10" style:family="paragraph" style:parent-style-name="Standard">
      <style:text-properties officeooo:rsid="0010ff27" officeooo:paragraph-rsid="0010ff27"/>
    </style:style>
    <style:style style:name="P11" style:family="paragraph" style:parent-style-name="Standard">
      <style:text-properties officeooo:rsid="0012456f" officeooo:paragraph-rsid="0012456f"/>
    </style:style>
    <style:style style:name="P12" style:family="paragraph" style:parent-style-name="Standard">
      <style:text-properties officeooo:rsid="00132934" officeooo:paragraph-rsid="00132934"/>
    </style:style>
    <style:style style:name="P13" style:family="paragraph" style:parent-style-name="Heading_20_3">
      <style:paragraph-properties fo:break-before="page"/>
    </style:style>
    <style:style style:name="T1" style:family="text">
      <style:text-properties officeooo:rsid="000bdd43"/>
    </style:style>
    <style:style style:name="T2" style:family="text">
      <style:text-properties officeooo:rsid="000d47d3"/>
    </style:style>
    <style:style style:name="T3" style:family="text">
      <style:text-properties officeooo:rsid="000d8b51"/>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officeooo:rsid="0010ff27"/>
    </style:style>
    <style:style style:name="T7" style:family="text">
      <style:text-properties officeooo:rsid="0012456f"/>
    </style:style>
    <style:style style:name="T8" style:family="text">
      <style:text-properties officeooo:rsid="00132934"/>
    </style:style>
    <style:style style:name="T9" style:family="text">
      <style:text-properties officeooo:rsid="00146b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ormal Theorem Proving</text:p>
      <text:p text:style-name="P2">by Sven Nilsen, 2019</text:p>
      <text:p text:style-name="P1"/>
      <text:p text:style-name="P9">In this paper I show that informal theorem proving is more powerful than formal theorem proving.</text:p>
      <text:p text:style-name="P1"/>
      <text:p text:style-name="P1">When doing informal theorem proving, one is permitted to use any formal language<text:span text:style-name="T5"><text:reference-ref text:reference-format="text" text:ref-name="2">[1]</text:reference-ref></text:span>, or a combination of formal languages to write proofs. We say that informal theorem proving “uses” formal languages. This relation, between two languages, where one uses another, is a binary relation `uses`:</text:p>
      <text:p text:style-name="P1"/>
      <text:p text:style-name="P1"><text:tab/>uses : language ⨯ language → bool</text:p>
      <text:p text:style-name="P1"/>
      <text:p text:style-name="P4">Every language uses itself:</text:p>
      <text:p text:style-name="P4"/>
      <text:p text:style-name="P4"><text:tab/>∀ a { uses(a, a) }</text:p>
      <text:p text:style-name="P1"/>
      <text:p text:style-name="P4">This relation is transitive<text:span text:style-name="T5"><text:reference-ref text:reference-format="text" text:ref-name="1">[2]</text:reference-ref></text:span>:</text:p>
      <text:p text:style-name="P4"/>
      <text:p text:style-name="P4"><text:tab/>∀ a, b, c { uses(a, b) <text:span text:style-name="T1">∧ </text:span>uses(b, c) =&gt; uses(a, c) }</text:p>
      <text:p text:style-name="P1"/>
      <text:p text:style-name="P3">The statement about how informal theorem proving can be written down formally:</text:p>
      <text:p text:style-name="P3"/>
      <text:p text:style-name="P3"><text:tab/>uses(“informal theorem proving”, _ : formal)<text:tab/>: true</text:p>
      <text:p text:style-name="P3"/>
      <text:p text:style-name="P3"><text:tab/>formal : language → bool</text:p>
      <text:p text:style-name="P3"/>
      <text:p text:style-name="P3">In first-order logic<text:span text:style-name="T5"><text:reference-ref text:reference-format="text" text:ref-name="4">[3]</text:reference-ref></text:span>:</text:p>
      <text:p text:style-name="P3"/>
      <text:p text:style-name="P3"><text:tab/>∀ x : formal { uses(“informal theorem proving”, x) }</text:p>
      <text:p text:style-name="P3"/>
      <text:p text:style-name="P1"/>
      <text:h text:style-name="Heading_20_3" text:outline-level="3">Intuition of why every language uses itself</text:h>
      <text:p text:style-name="P7">The fact that every language uses itself is justified by the following intuition:</text:p>
      <text:p text:style-name="P7"/>
      <text:p text:style-name="P7"><text:tab/><text:span text:style-name="T2">∀ a, </text:span>{ ∃ b { ( a ¬= b ) ∧ ( a ≃ b ) } }</text:p>
      <text:p text:style-name="P7"/>
      <text:p text:style-name="P7">For every language, there exists some language which is not equal, but isomorphic.</text:p>
      <text:p text:style-name="P7">One can say about the isomorphism between languages that they use each other:</text:p>
      <text:p text:style-name="P7"/>
      <text:p text:style-name="P7"><text:tab/> a ≃ b <text:tab/><text:tab/>=&gt; <text:tab/><text:tab/>uses(a, b) ∧ uses(b, a)</text:p>
      <text:p text:style-name="P7"/>
      <text:p text:style-name="P7">By <text:span text:style-name="T6">using the transitive property setting `c = a`, one can then show that every language uses itself:</text:span></text:p>
      <text:p text:style-name="P7"/>
      <text:p text:style-name="P7"><text:tab/><text:span text:style-name="T2">∀ a, b { uses(a, b) ∧ uses(b, </text:span>a<text:span text:style-name="T2">) =&gt; uses(a, </text:span>a<text:span text:style-name="T2">) }</text:span></text:p>
      <text:p text:style-name="P1"/>
      <text:p text:style-name="P1"/>
      <text:h text:style-name="Heading_20_3" text:outline-level="3"><text:soft-page-break/>More powerful languages</text:h>
      <text:p text:style-name="P1">A language `a` is more powerful for theorem proving than `b` if `a` uses `b`, but not vice versa:</text:p>
      <text:p text:style-name="P1"/>
      <text:p text:style-name="P1"><text:tab/>more_powerful(a, b) = uses(a, b) ∧¬uses(b, a)</text:p>
      <text:p text:style-name="P1"/>
      <text:p text:style-name="P6">Since every language uses itself, it is not more powerful than itself:</text:p>
      <text:p text:style-name="P6"/>
      <text:p text:style-name="P6"><text:tab/>∀ x { ¬more_powerful(x, x) }</text:p>
      <text:p text:style-name="P1"/>
      <text:p text:style-name="P4">No formal language uses all formal languages:</text:p>
      <text:p text:style-name="P4"/>
      <text:p text:style-name="P4"><text:tab/>¬∃ x : formal { ∀ y : formal { uses(x, y) } }</text:p>
      <text:p text:style-name="P4"/>
      <text:p text:style-name="P7">Nor do any formal language use an informal language:</text:p>
      <text:p text:style-name="P7"/>
      <text:p text:style-name="P7"><text:tab/><text:span text:style-name="T2">¬∃ x : formal, </text:span>y : <text:span text:style-name="T3">¬</text:span>formal<text:span text:style-name="T3"> { </text:span>uses(x, y) }</text:p>
      <text:p text:style-name="P4"/>
      <text:p text:style-name="P10">If a formal language used an informal language, it would not be formal.</text:p>
      <text:p text:style-name="P10"/>
      <text:p text:style-name="P10"/>
      <text:p text:style-name="P10"/>
      <text:h text:style-name="Heading_20_3" text:outline-level="3">Informal theorem proving is more powerful than formal theorem proving</text:h>
      <text:p text:style-name="P4">Since informal theorem proving uses all formal languages, <text:span text:style-name="T3">i</text:span>nformal theorem proving is informal:</text:p>
      <text:p text:style-name="P4"/>
      <text:p text:style-name="P4"><text:tab/>“informal theorem proving” : ¬formal</text:p>
      <text:p text:style-name="P4"/>
      <text:p text:style-name="P8"><text:span text:style-name="T6">I</text:span>nformal theorem <text:span text:style-name="T9">proving</text:span> uses all formal languages, <text:span text:style-name="T9">but n</text:span>o formal language uses informal theorem proving. <text:span text:style-name="T6">Therefore, i</text:span>nformal theorem proving is more powerful than any formal language:</text:p>
      <text:p text:style-name="P4"/>
      <text:p text:style-name="P4"><text:tab/>∀ <text:span text:style-name="T3">x : formal { more_powerful(“informal theorem proving”, x) }</text:span></text:p>
      <text:p text:style-name="P7"/>
      <text:p text:style-name="P10">When a formal language is used for theorem proving, <text:span text:style-name="T9">it can be formally written as a function</text:span>:</text:p>
      <text:p text:style-name="P10"/>
      <text:p text:style-name="P10"><text:tab/>theorem_proving : language → bool</text:p>
      <text:p text:style-name="P10"/>
      <text:p text:style-name="P10">Theorem proving is a function of some context.</text:p>
      <text:p text:style-name="P11">This requires higher order reasoning using higher order functions.</text:p>
      <text:p text:style-name="P10">One can use Higher Order Operator Overloading<text:span text:style-name="T5"><text:reference-ref text:reference-format="text" text:ref-name="3">[4]</text:reference-ref></text:span> <text:span text:style-name="T7">(HOOO)</text:span> to <text:span text:style-name="T7">simplify higher order reasoning.</text:span></text:p>
      <text:p text:style-name="P10"/>
      <text:p text:style-name="P11">When some language is used for theorem proving, the languages it uses,</text:p>
      <text:p text:style-name="P11">under HOOO, are also used for theorem proving:</text:p>
      <text:p text:style-name="P11"/>
      <text:p text:style-name="P11"><text:tab/><text:span text:style-name="T2">∀ x, </text:span>y { theorem_proving(x) ∧ uses(x, y) =&gt; theorem_proving(y) }</text:p>
      <text:p text:style-name="P10"/>
      <text:p text:style-name="P10"><text:span text:style-name="T7">This means, in the context of i</text:span>nformal theorem proving, <text:span text:style-name="T7">formal languages are used for theorem proving, which makes informal theorem proving more powerful than formal languages used for theorem proving. Therefore, informal theorem proving is more powerful than formal theorem proving.</text:span></text:p>
      <text:h text:style-name="P13" text:outline-level="3">References:</text:h>
      <text:p text:style-name="P5"/>
      <text:p text:style-name="P6"><text:reference-mark-start text:name="2"/>[1]<text:reference-mark-end text:name="2"/><text:tab/>“Formal language”</text:p>
      <text:p text:style-name="P6"><text:tab/>Wikipedia</text:p>
      <text:p text:style-name="P6"><text:tab/><text:a xlink:type="simple" xlink:href="https://en.wikipedia.org/wiki/Formal_language" text:style-name="Internet_20_link" text:visited-style-name="Visited_20_Internet_20_Link"><text:span text:style-name="T4">https://en.wikipedia.org/wiki/Formal_language</text:span></text:a></text:p>
      <text:p text:style-name="P5"/>
      <text:p text:style-name="P6"><text:reference-mark-start text:name="1"/>[2]<text:reference-mark-end text:name="1"/><text:tab/>“Transitive relation”</text:p>
      <text:p text:style-name="P6"><text:tab/>Wikipedia</text:p>
      <text:p text:style-name="P6"><text:tab/><text:a xlink:type="simple" xlink:href="https://en.wikipedia.org/wiki/Transitive_relation" text:style-name="Internet_20_link" text:visited-style-name="Visited_20_Internet_20_Link"><text:span text:style-name="T4">https://en.wikipedia.org/wiki/Transitive_relation</text:span></text:a></text:p>
      <text:p text:style-name="P6"/>
      <text:p text:style-name="P12"><text:reference-mark-start text:name="4"/>[3]<text:reference-mark-end text:name="4"/><text:tab/>“First-order logic”</text:p>
      <text:p text:style-name="P12"><text:tab/>Wikipedia</text:p>
      <text:p text:style-name="P12"><text:tab/><text:a xlink:type="simple" xlink:href="https://en.wikipedia.org/wiki/First-order_logic" text:style-name="Internet_20_link" text:visited-style-name="Visited_20_Internet_20_Link"><text:span text:style-name="T4">https://en.wikipedia.org/wiki/First-order_logic</text:span></text:a></text:p>
      <text:p text:style-name="P6"/>
      <text:p text:style-name="P11"><text:reference-mark-start text:name="3"/>[<text:span text:style-name="T8">4</text:span>]<text:reference-mark-end text:name="3"/><text:tab/>“Higher Order Operator Overloading”</text:p>
      <text:p text:style-name="P11"><text:tab/>Sven Nilsen, 2018</text:p>
      <text:p text:style-name="P11"><text:tab/><text:a xlink:type="simple" xlink:href="https://github.com/advancedresearch/path_semantics/blob/master/papers-wip/higher-order-operator-overloading.pdf" text:style-name="Internet_20_link" text:visited-style-name="Visited_20_Internet_20_Link"><text:span text:style-name="T4">https://github.com/advancedresearch/path_semantics/blob/master/papers-wip/higher-order-operator-overloading.pdf</text:span></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1:54:37.907481000</meta:creation-date>
    <dc:date>2019-05-12T13:14:31.257741000</dc:date>
    <meta:editing-duration>PT8M21S</meta:editing-duration>
    <meta:editing-cycles>1</meta:editing-cycles>
    <meta:document-statistic meta:table-count="0" meta:image-count="0" meta:object-count="0" meta:page-count="3" meta:paragraph-count="59" meta:word-count="560" meta:character-count="3521" meta:non-whitespace-character-count="2990"/>
    <meta:generator>LibreOffice/5.1.2.2$MacOSX_X86_64 LibreOffice_project/d3bf12ecb743fc0d20e0be0c58ca359301eb705f</meta:generator>
  </office:meta>
</office:document-meta>
</file>